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.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ARK</text:p>
          </table:table-cell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/>
          <table:table-cell office:value-type="string" calcext:value-type="string">
            <text:p>ANURADHA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SUM([.C2:.E2])"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formula="of:=([.F2]/[.G2])" office:value-type="percentage" office:value="0.875" calcext:value-type="percentage">
            <text:p>87.50%</text:p>
          </table:table-cell>
          <table:table-cell table:formula="of:=IF([.H2]&gt;70;''a'';([.H2]&gt;50;''b'';([.H2]&gt;30;''d'')))" office:value-type="string" office:string-value="" calcext:value-type="error">
            <text:p>Err:508</text:p>
          </table:table-cell>
        </table:table-row>
        <table:table-row table:style-name="ro1">
          <table:table-cell/>
          <table:table-cell office:value-type="string" calcext:value-type="string">
            <text:p>SHIVANGI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UM([.C3:.E3])"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formula="of:=([.F3]/[.G3])" office:value-type="percentage" office:value="0.85" calcext:value-type="percentage">
            <text:p>8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HUSHI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SUM([.C4:.E4])"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formula="of:=([.F4]/[.G4])" office:value-type="percentage" office:value="0.35" calcext:value-type="percentage">
            <text:p>35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9:44:04.090000000</meta:creation-date>
    <dc:date>2024-09-25T19:58:13.269000000</dc:date>
    <meta:editing-duration>PT3M50S</meta:editing-duration>
    <meta:editing-cycles>1</meta:editing-cycles>
    <meta:document-statistic meta:table-count="1" meta:cell-count="31" meta:object-count="0"/>
    <meta:generator>LibreOffice/24.8.1.2$Windows_X86_64 LibreOffice_project/87fa9aec1a63e70835390b81c40bb8993f1d4ff6</meta:generator>
  </office:meta>
</office:document-meta>
</file>